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2581831539EA9EEF923.png" manifest:media-type="image/png"/>
  <manifest:file-entry manifest:full-path="Pictures/10000000000002860000025843EF6CFE53FE3AFF.png" manifest:media-type="image/png"/>
  <manifest:file-entry manifest:full-path="Pictures/10000000000002860000025858343853D3E948BC.png" manifest:media-type="image/png"/>
  <manifest:file-entry manifest:full-path="Pictures/10000000000002860000025825404FEBF6A5E068.png" manifest:media-type="image/png"/>
  <manifest:file-entry manifest:full-path="Pictures/10000000000002860000025811A68564E8811912.png" manifest:media-type="image/png"/>
  <manifest:file-entry manifest:full-path="Pictures/100000000000028600000258B53B62E2914AAFD7.png" manifest:media-type="image/png"/>
  <manifest:file-entry manifest:full-path="Pictures/100000000000028600000258D637E77F3BF5C16D.png" manifest:media-type="image/png"/>
  <manifest:file-entry manifest:full-path="Pictures/100000000000028600000258E1C4342AED14E590.png" manifest:media-type="image/png"/>
  <manifest:file-entry manifest:full-path="Pictures/100000000000028600000258F231A53B838A9793.png" manifest:media-type="image/png"/>
  <manifest:file-entry manifest:full-path="Pictures/100000000000028600000258E47D13F134F73E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9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71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24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791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793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49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64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22cm, 0cm, 5.344cm, 13.02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79cm" svg:height="7.145cm" svg:x="1.071cm" svg:y="1.161cm">
          <draw:image xlink:href="Pictures/100000000000028600000258E47D13F134F73E3E.png" xlink:type="simple" xlink:show="embed" xlink:actuate="onLoad" draw:mime-type="image/png">
            <text:p/>
          </draw:image>
        </draw:frame>
        <draw:frame draw:style-name="gr2" draw:text-style-name="P1" draw:layer="layout" svg:width="6.185cm" svg:height="7.161cm" svg:x="7.115cm" svg:y="1.161cm">
          <draw:image xlink:href="Pictures/100000000000028600000258F231A53B838A9793.png" xlink:type="simple" xlink:show="embed" xlink:actuate="onLoad" draw:mime-type="image/png">
            <text:p/>
          </draw:image>
        </draw:frame>
        <draw:frame draw:style-name="gr3" draw:text-style-name="P1" draw:layer="layout" svg:width="6.133cm" svg:height="7.089cm" svg:x="13.15cm" svg:y="1.161cm">
          <draw:image xlink:href="Pictures/100000000000028600000258D637E77F3BF5C16D.png" xlink:type="simple" xlink:show="embed" xlink:actuate="onLoad" draw:mime-type="image/png">
            <text:p/>
          </draw:image>
        </draw:frame>
        <draw:frame draw:style-name="gr4" draw:text-style-name="P1" draw:layer="layout" svg:width="6.018cm" svg:height="7.1cm" svg:x="1.09cm" svg:y="7.95cm">
          <draw:image xlink:href="Pictures/100000000000028600000258B53B62E2914AAFD7.png" xlink:type="simple" xlink:show="embed" xlink:actuate="onLoad" draw:mime-type="image/png">
            <text:p/>
          </draw:image>
        </draw:frame>
        <draw:frame draw:style-name="gr5" draw:text-style-name="P1" draw:layer="layout" svg:width="5.993cm" svg:height="7.103cm" svg:x="7.157cm" svg:y="7.95cm">
          <draw:image xlink:href="Pictures/10000000000002860000025811A68564E8811912.png" xlink:type="simple" xlink:show="embed" xlink:actuate="onLoad" draw:mime-type="image/png">
            <text:p/>
          </draw:image>
        </draw:frame>
        <draw:frame draw:style-name="gr6" draw:text-style-name="P1" draw:layer="layout" svg:width="6.278cm" svg:height="7.1cm" svg:x="13.157cm" svg:y="7.95cm">
          <draw:image xlink:href="Pictures/10000000000002860000025858343853D3E948BC.png" xlink:type="simple" xlink:show="embed" xlink:actuate="onLoad" draw:mime-type="image/png">
            <text:p/>
          </draw:image>
        </draw:frame>
        <draw:frame draw:style-name="gr7" draw:text-style-name="P1" draw:layer="layout" svg:width="6.278cm" svg:height="7.1cm" svg:x="1.051cm" svg:y="14.75cm">
          <draw:image xlink:href="Pictures/10000000000002860000025843EF6CFE53FE3AFF.png" xlink:type="simple" xlink:show="embed" xlink:actuate="onLoad" draw:mime-type="image/png">
            <text:p/>
          </draw:image>
        </draw:frame>
        <draw:frame draw:style-name="gr8" draw:text-style-name="P1" draw:layer="layout" svg:width="6.2cm" svg:height="7.155cm" svg:x="7.05cm" svg:y="14.7cm">
          <draw:image xlink:href="Pictures/100000000000028600000258E1C4342AED14E590.png" xlink:type="simple" xlink:show="embed" xlink:actuate="onLoad" draw:mime-type="image/png">
            <text:p/>
          </draw:image>
        </draw:frame>
        <draw:frame draw:style-name="gr9" draw:text-style-name="P1" draw:layer="layout" svg:width="6.02cm" svg:height="7.125cm" svg:x="13.13cm" svg:y="14.75cm">
          <draw:image xlink:href="Pictures/10000000000002860000025825404FEBF6A5E068.png" xlink:type="simple" xlink:show="embed" xlink:actuate="onLoad" draw:mime-type="image/png">
            <text:p/>
          </draw:image>
        </draw:frame>
        <draw:frame draw:style-name="gr10" draw:text-style-name="P1" draw:layer="layout" svg:width="1.737cm" svg:height="2.5cm" svg:x="18.75cm" svg:y="8.25cm">
          <draw:image xlink:href="Pictures/1000000000000286000002581831539EA9EEF9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4T20:18:06.929521592</meta:creation-date>
    <dc:date>2024-02-14T20:34:47.317693703</dc:date>
    <meta:editing-duration>PT6M30S</meta:editing-duration>
    <meta:editing-cycles>1</meta:editing-cycles>
    <meta:document-statistic meta:object-count="10"/>
    <meta:generator>LibreOffice/7.3.7.2$Linux_X86_64 LibreOffice_project/30$Build-2</meta:generator>
  </office:meta>
</office:document-meta>
</file>